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25-01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24-01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23-01-27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22-02-0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21-02-10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20-01-27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9-02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7-12-1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7-01-26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6-01-05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4-12-04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3-12-19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3-01-2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1-12-20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1-01-0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10-01-19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9-01-14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8-01-22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7-02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6-01-1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5-01-26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4-02-1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3-01-03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2001-02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8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8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6416" calcext:value-type="float">
            <text:p>113.0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2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7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9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312" calcext:value-type="float">
            <text:p>104.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8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2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6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5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45095104401</text:p>
          </table:table-cell>
          <table:table-cell office:value-type="string" calcext:value-type="string">
            <text:p>195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